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text-align="justify" style:justify-single-word="false"/>
    </style:style>
    <style:style style:name="P2" style:family="paragraph" style:parent-style-name="Text_20_body">
      <style:paragraph-properties fo:margin-left="1cm" fo:margin-right="1cm" fo:text-align="justify" style:justify-single-word="false" fo:text-indent="0cm" style:auto-text-indent="false"/>
    </style:style>
    <style:style style:name="P3" style:family="paragraph" style:parent-style-name="Text_20_body">
      <style:paragraph-properties fo:text-align="justify" style:justify-single-word="false"/>
    </style:style>
    <style:style style:name="P4" style:family="paragraph" style:parent-style-name="Text_20_body" style:list-style-name="L1">
      <style:paragraph-properties fo:margin-top="0cm" fo:margin-bottom="0cm" style:contextual-spacing="false" fo:text-align="justify" style:justify-single-word="false"/>
      <style:text-properties officeooo:paragraph-rsid="000a1830"/>
    </style:style>
    <style:style style:name="P5" style:family="paragraph" style:parent-style-name="Text_20_body" style:list-style-name="L1">
      <style:paragraph-properties fo:margin-top="0cm" fo:margin-bottom="0cm" style:contextual-spacing="false" fo:text-align="justify" style:justify-single-word="false"/>
    </style:style>
    <style:style style:name="P6" style:family="paragraph" style:parent-style-name="Text_20_body" style:list-style-name="L1">
      <style:paragraph-properties fo:text-align="justify" style:justify-single-word="false"/>
    </style:style>
    <style:style style:name="P7" style:family="paragraph" style:parent-style-name="Text_20_body" style:list-style-name="L2">
      <style:paragraph-properties fo:margin-top="0cm" fo:margin-bottom="0cm" style:contextual-spacing="false" fo:text-align="justify" style:justify-single-word="false"/>
    </style:style>
    <style:style style:name="P8" style:family="paragraph" style:parent-style-name="Text_20_body" style:list-style-name="L2">
      <style:paragraph-properties fo:text-align="justify" style:justify-single-word="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6pt" style:font-size-asian="16pt" style:font-size-complex="16pt" loext:padding="0.049cm" loext:border="0.06pt solid #d9d9e3"/>
    </style:style>
    <style:style style:name="T4" style:family="text">
      <style:text-properties fo:font-size="16pt" fo:font-weight="bold" style:font-size-asian="16pt" style:font-weight-asian="bold" style:font-size-complex="16pt" style:font-weight-complex="bold"/>
    </style:style>
    <style:style style:name="T5" style:family="text">
      <style:text-properties fo:font-variant="normal" fo:text-transform="none" fo:color="#d1d5db" loext:opacity="100%" style:font-name="S hne" fo:font-size="15pt" fo:letter-spacing="normal" fo:font-style="normal" fo:font-weight="normal"/>
    </style:style>
    <style:style style:name="T6" style:family="text">
      <style:text-properties fo:font-variant="normal" fo:text-transform="none" fo:color="#d1d5db" loext:opacity="100%" style:font-name="Liberation Serif" fo:font-size="15pt" fo:letter-spacing="normal" fo:font-style="normal" fo:font-weight="normal"/>
    </style:style>
    <style:style style:name="T7" style:family="text">
      <style:text-properties fo:font-variant="normal" fo:text-transform="none" style:use-window-font-color="true" loext:opacity="0%" style:font-name="Liberation Serif" fo:font-size="15pt" fo:letter-spacing="normal" fo:font-style="normal" fo:font-weight="normal"/>
    </style:style>
    <style:style style:name="T8" style:family="text">
      <style:text-properties fo:font-variant="normal" fo:text-transform="none" style:use-window-font-color="true" loext:opacity="0%" style:font-name="Liberation Serif" fo:font-size="12pt" fo:letter-spacing="normal" fo:font-style="normal" fo:font-weight="normal" style:font-size-asian="12pt" style:font-size-complex="12pt"/>
    </style:style>
    <style:style style:name="T9" style:family="text">
      <style:text-properties fo:font-variant="normal" fo:text-transform="none" style:use-window-font-color="true" loext:opacity="0%" style:font-name="Liberation Serif" fo:font-size="13pt" fo:letter-spacing="normal" fo:font-style="normal" fo:font-weight="normal" style:font-size-asian="13pt" style:font-size-complex="13pt"/>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3">Revolutionizing E-commerce through Agile DevOps: A CI/CD</text:span></text:span></text:p>
      <text:p text:style-name="P3"><text:span text:style-name="Strong_20_Emphasis"/></text:p>
      <text:p text:style-name="P3"><text:bookmark text:name="a1ca"/><text:span text:style-name="Strong_20_Emphasis">Background:</text:span> Our case study begins with a well-established e-commerce company facing a common challenge in the digital era: the need to innovate and deliver new features and updates to its online store rapidly. In a highly competitive market, speed to market and agility were critical factors that could set them apart from their competitors. However, their existing software development process was plagued by slow manual testing and deployment procedures, leading to delays in delivering new features and bug fixes to customers.</text:p>
      <text:p text:style-name="P3"/>
      <text:p text:style-name="P3"><text:bookmark text:name="3d15"/><text:span text:style-name="Strong_20_Emphasis">The DevOps Solution: Continuous Integration and Continuous Deployment (CI/CD): </text:span>To address these challenges, the company embraced DevOps principles, focusing initially on implementing Continuous Integration (CI) and Continuous Deployment (CD) pipelines. Here’s how they did it:</text:p>
      <text:list xml:id="list4016499532" text:style-name="L1">
        <text:list-item>
          <text:p text:style-name="P4"><text:bookmark text:name="8c4a"/><text:span text:style-name="Strong_20_Emphasis">Automated Testing: </text:span>They automated their testing process, ensuring that every code change was automatically subjected to a battery of unit tests, integration tests, and regression tests. This allowed for quick identification of defects and issues, reducing the chances of bugs making their way into production.</text:p>
        </text:list-item>
        <text:list-item>
          <text:p text:style-name="P4"><text:bookmark text:name="a376"/><text:span text:style-name="Strong_20_Emphasis">Version Control: </text:span>They adopted a robust version control system (like Git) to track code changes, enabling developers to collaborate seamlessly and ensuring that the codebase remained stable and maintainable.</text:p>
        </text:list-item>
        <text:list-item>
          <text:p text:style-name="P5"><text:bookmark text:name="6d98"/><text:span text:style-name="Strong_20_Emphasis">CI/CD Pipelines: </text:span>CI/CD pipelines were implemented to automate the entire software delivery process. Developers would commit their code to the version control repository, triggering the CI/CD pipeline. The pipeline consisted of stages such as building the application, running automated tests, and deploying the application to a staging environment for further testing.</text:p>
        </text:list-item>
        <text:list-item>
          <text:p text:style-name="P6"><text:bookmark text:name="1d3b"/><text:span text:style-name="Strong_20_Emphasis">Deployment Automation: </text:span>The CD part of the pipeline included automated deployment to production once the changes passed all tests in the staging environment. This automated deployment process eliminated the need for manual intervention, reducing the chances of human error.</text:p>
        </text:list-item>
      </text:list>
      <text:p text:style-name="P3"/>
      <text:p text:style-name="P3"/>
      <text:p text:style-name="P3"/>
      <text:p text:style-name="P3"/>
      <text:p text:style-name="P3"/>
      <text:p text:style-name="P3"/>
      <text:p text:style-name="P3"/>
      <text:p text:style-name="P3"/>
      <text:p text:style-name="P3"/>
      <text:p text:style-name="P3"><text:soft-page-break/></text:p>
      <text:p text:style-name="P3"><text:bookmark text:name="6392"/><text:span text:style-name="Strong_20_Emphasis">Results:</text:span> The implementation of CI/CD pipelines had a profound impact on the e-commerce company’s software delivery process:</text:p>
      <text:list xml:id="list627799507" text:style-name="L2">
        <text:list-item>
          <text:p text:style-name="P7"><text:bookmark text:name="b2df"/><text:span text:style-name="Strong_20_Emphasis">Faster Time to Market: </text:span>The time required to deliver new features and updates was drastically reduced. What previously took weeks or even months could now be accomplished in a matter of days or hours.</text:p>
        </text:list-item>
        <text:list-item>
          <text:p text:style-name="P7"><text:bookmark text:name="2078"/><text:span text:style-name="Strong_20_Emphasis">Higher Quality Software:</text:span> Automated testing and deployment significantly improved software quality. Bugs and issues were caught early in the development process, reducing post-release bug fixes.</text:p>
        </text:list-item>
        <text:list-item>
          <text:p text:style-name="P7"><text:bookmark text:name="fc85"/><text:span text:style-name="Strong_20_Emphasis">Enhanced Collaboration: </text:span>The CI/CD pipeline encouraged collaboration among development and operations teams. The pipeline’s transparency allowed everyone to see the progress of changes from development to production.</text:p>
        </text:list-item>
        <text:list-item>
          <text:p text:style-name="P7"><text:bookmark text:name="15b5"/><text:span text:style-name="Strong_20_Emphasis">Improved Customer Satisfaction:</text:span> With quicker releases and a reduced number of bugs, customer satisfaction soared. The e-commerce site provided a smoother, more reliable shopping experience.</text:p>
        </text:list-item>
        <text:list-item>
          <text:p text:style-name="P8"><text:bookmark text:name="700a"/><text:span text:style-name="Strong_20_Emphasis">Competitive Advantage: </text:span>The company gained a competitive edge by being able to respond swiftly to market demands, seasonal changes, and emerging trends. They could roll out features in response to customer feedback more rapidly than ever before.</text:p>
        </text:list-item>
      </text:list>
      <text:p text:style-name="P3"/>
      <text:p text:style-name="P3"><text:bookmark text:name="c6f9"/><text:span text:style-name="Strong_20_Emphasis">Conclusion: </text:span><text:span text:style-name="Strong_20_Emphasis"><text:span text:style-name="T9">In conclusion, this comprehensive implementation of CI/CD not only accelerated the e-commerce company's software delivery process but also elevated the quality of their software, collaboration among teams, customer satisfaction, and overall competitiveness. The case study serves as a testament to the transformative potential of embracing DevOps principles, making CI/CD a cornerstone for success in the digital era.</text:span></text:span></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9T09:54:56.100672953</meta:creation-date>
    <dc:date>2024-01-29T10:36:55.197160223</dc:date>
    <meta:editing-duration>PT41M57S</meta:editing-duration>
    <meta:editing-cycles>5</meta:editing-cycles>
    <meta:generator>LibreOffice/7.3.7.2$Linux_X86_64 LibreOffice_project/30$Build-2</meta:generator>
    <meta:document-statistic meta:table-count="0" meta:image-count="0" meta:object-count="0" meta:page-count="2" meta:paragraph-count="14" meta:word-count="519" meta:character-count="3621" meta:non-whitespace-character-count="3125"/>
  </office:meta>
</office:document-meta>
</file>